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JP" svg:font-family="'Noto Sans CJK JP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5cm" fo:margin-top="0cm" fo:margin-bottom="0cm" style:page-number="auto" table:align="center" style:writing-mode="lr-tb"/>
    </style:style>
    <style:style style:name="Table1.A" style:family="table-column">
      <style:table-column-properties style:column-width="9.544cm"/>
    </style:style>
    <style:style style:name="Table1.B" style:family="table-column">
      <style:table-column-properties style:column-width="9.506cm"/>
    </style:style>
    <style:style style:name="Table1.1" style:family="table-row">
      <style:table-row-properties style:min-row-height="1.402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style:vertical-align="bottom" fo:padding-left="0.191cm" fo:padding-right="0.191cm" fo:padding-top="0cm" fo:padding-bottom="0cm" fo:border="none"/>
    </style:style>
    <style:style style:name="Table2" style:family="table">
      <style:table-properties style:width="19.05cm" fo:margin-top="0cm" fo:margin-bottom="0cm" table:align="center" style:writing-mode="lr-tb"/>
    </style:style>
    <style:style style:name="Table2.A" style:family="table-column">
      <style:table-column-properties style:column-width="9.525cm"/>
    </style:style>
    <style:style style:name="Table2.1" style:family="table-row">
      <style:table-row-properties style:min-row-height="2.54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032cm" fo:keep-together="auto"/>
    </style:style>
    <style:style style:name="Table3" style:family="table">
      <style:table-properties style:width="19.05cm" fo:margin-top="0cm" fo:margin-bottom="0cm" table:align="center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048cm"/>
    </style:style>
    <style:style style:name="Table3.D" style:family="table-column">
      <style:table-column-properties style:column-width="2.538cm"/>
    </style:style>
    <style:style style:name="Table3.E" style:family="table-column">
      <style:table-column-properties style:column-width="2.542cm"/>
    </style:style>
    <style:style style:name="Table3.F" style:family="table-column">
      <style:table-column-properties style:column-width="2.54cm"/>
    </style:style>
    <style:style style:name="Table3.1" style:family="table-row">
      <style:table-row-properties style:min-row-height="0.508cm" fo:keep-together="always"/>
    </style:style>
    <style:style style:name="Table3.A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e3.D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e3.E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e3.F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e3.A2" style:family="table-cell">
      <style:table-cell-properties style:vertical-align="middle" fo:background-color="transparent" fo:padding-left="0.203cm" fo:padding-right="0.203cm" fo:padding-top="0cm" fo:padding-bottom="0cm" fo:border="0.5pt solid #000000">
        <style:background-image/>
      </style:table-cell-properties>
    </style:style>
    <style:style style:name="Table3.C2" style:family="table-cell">
      <style:table-cell-properties style:vertical-align="middle" fo:padding-left="0.203cm" fo:padding-right="0.203cm" fo:padding-top="0cm" fo:padding-bottom="0cm" fo:border="0.5pt solid #000000"/>
    </style:style>
    <style:style style:name="Table3.D2" style:family="table-cell">
      <style:table-cell-properties style:vertical-align="middle" fo:padding-left="0.203cm" fo:padding-right="0.203cm" fo:padding-top="0cm" fo:padding-bottom="0cm" fo:border="0.5pt solid #000000"/>
    </style:style>
    <style:style style:name="Table3.E2" style:family="table-cell">
      <style:table-cell-properties style:vertical-align="middle" fo:padding-left="0.203cm" fo:padding-right="0.203cm" fo:padding-top="0cm" fo:padding-bottom="0cm" fo:border="0.5pt solid #000000"/>
    </style:style>
    <style:style style:name="Table3.F2" style:family="table-cell">
      <style:table-cell-properties style:vertical-align="middle" fo:padding-left="0.203cm" fo:padding-right="0.203cm" fo:padding-top="0cm" fo:padding-bottom="0cm" fo:border="0.5pt solid #000000"/>
    </style:style>
    <style:style style:name="Table4" style:family="table">
      <style:table-properties style:width="19.05cm" fo:margin-top="0cm" fo:margin-bottom="0cm" table:align="center" style:writing-mode="lr-tb"/>
    </style:style>
    <style:style style:name="Table4.A" style:family="table-column">
      <style:table-column-properties style:column-width="3.334cm"/>
    </style:style>
    <style:style style:name="Table4.B" style:family="table-column">
      <style:table-column-properties style:column-width="8.036cm"/>
    </style:style>
    <style:style style:name="Table4.C" style:family="table-column">
      <style:table-column-properties style:column-width="2.619cm"/>
    </style:style>
    <style:style style:name="Table4.D" style:family="table-column">
      <style:table-column-properties style:column-width="2.581cm"/>
    </style:style>
    <style:style style:name="Table4.E" style:family="table-column">
      <style:table-column-properties style:column-width="2.48cm"/>
    </style:style>
    <style:style style:name="Table4.1" style:family="table-row">
      <style:table-row-properties style:min-row-height="0.508cm" fo:keep-together="always"/>
    </style:style>
    <style:style style:name="Table4.A1" style:family="table-cell">
      <style:table-cell-properties style:vertical-align="middle" fo:padding-left="0.203cm" fo:padding-right="0.203cm" fo:padding-top="0.076cm" fo:padding-bottom="0.076cm" fo:border-left="0.5pt solid #000000" fo:border-right="0.5pt solid #000000" fo:border-top="1.5pt solid #000000" fo:border-bottom="0.5pt solid #000000"/>
    </style:style>
    <style:style style:name="Table4.A2" style:family="table-cell">
      <style:table-cell-properties style:vertical-align="middle" fo:padding-left="0.203cm" fo:padding-right="0.203cm" fo:padding-top="0.076cm" fo:padding-bottom="0.076cm" fo:border="0.5pt solid #000000"/>
    </style:style>
    <style:style style:name="Table4.B2" style:family="table-cell">
      <style:table-cell-properties style:vertical-align="middle" fo:padding-left="0.381cm" fo:padding-right="0.381cm" fo:padding-top="0.076cm" fo:padding-bottom="0.076cm" fo:border="0.5pt solid #000000"/>
    </style:style>
    <style:style style:name="Table4.A12" style:family="table-cell">
      <style:table-cell-properties fo:padding-left="0.203cm" fo:padding-right="0.203cm" fo:padding-top="0.076cm" fo:padding-bottom="0.076cm" fo:border-left="none" fo:border-right="none" fo:border-top="0.5pt solid #000000" fo:border-bottom="0.5pt solid #000000"/>
    </style:style>
    <style:style style:name="Table4.C12" style:family="table-cell">
      <style:table-cell-properties style:vertical-align="middle" fo:padding-left="0.381cm" fo:padding-right="0.381cm" fo:padding-top="0.076cm" fo:padding-bottom="0.076cm" fo:border-left="none" fo:border-right="0.5pt solid #000000" fo:border-top="0.5pt solid #000000" fo:border-bottom="none"/>
    </style:style>
    <style:style style:name="Table4.A13" style:family="table-cell">
      <style:table-cell-properties fo:padding-left="0.203cm" fo:padding-right="0.203cm" fo:padding-top="0.076cm" fo:padding-bottom="0.076cm" fo:border-left="none" fo:border-right="none" fo:border-top="0.5pt solid #000000" fo:border-bottom="0.5pt solid #000000"/>
    </style:style>
    <style:style style:name="Table4.C13" style:family="table-cell">
      <style:table-cell-properties style:vertical-align="middle" fo:padding-left="0.381cm" fo:padding-right="0.381cm" fo:padding-top="0.076cm" fo:padding-bottom="0.076cm" fo:border-left="none" fo:border-right="0.5pt solid #000000" fo:border-top="none" fo:border-bottom="none"/>
    </style:style>
    <style:style style:name="Table4.A14" style:family="table-cell">
      <style:table-cell-properties fo:padding-left="0.203cm" fo:padding-right="0.203cm" fo:padding-top="0.076cm" fo:padding-bottom="0.076cm" fo:border-left="none" fo:border-right="none" fo:border-top="0.5pt solid #000000" fo:border-bottom="0.5pt solid #000000"/>
    </style:style>
    <style:style style:name="Table4.E14" style:family="table-cell">
      <style:table-cell-properties style:vertical-align="middle" fo:padding-left="0.381cm" fo:padding-right="0.381cm" fo:padding-top="0.076cm" fo:padding-bottom="0.076cm" fo:border-left="0.5pt solid #000000" fo:border-right="0.5pt solid #000000" fo:border-top="0.5pt solid #000000" fo:border-bottom="none"/>
    </style:style>
    <style:style style:name="Table4.A15" style:family="table-cell">
      <style:table-cell-properties fo:padding-left="0.203cm" fo:padding-right="0.203cm" fo:padding-top="0.076cm" fo:padding-bottom="0.076cm" fo:border-left="none" fo:border-right="none" fo:border-top="0.5pt solid #000000" fo:border-bottom="0.5pt solid #000000"/>
    </style:style>
    <style:style style:name="Table5" style:family="table">
      <style:table-properties style:width="19.05cm" fo:margin-top="0cm" fo:margin-bottom="0cm" table:align="center" style:writing-mode="lr-tb"/>
    </style:style>
    <style:style style:name="Table5.A" style:family="table-column">
      <style:table-column-properties style:column-width="19.05cm"/>
    </style:style>
    <style:style style:name="Table5.1" style:family="table-row">
      <style:table-row-properties style:min-row-height="2.845cm" fo:keep-together="auto"/>
    </style:style>
    <style:style style:name="Table5.A1" style:family="table-cell">
      <style:table-cell-properties fo:padding="0.203cm" fo:border="none"/>
    </style:style>
    <style:style style:name="Table5.2" style:family="table-row">
      <style:table-row-properties style:min-row-height="0.762cm" fo:keep-together="auto"/>
    </style:style>
    <style:style style:name="Table5.A2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Amount">
      <style:paragraph-properties fo:orphans="0" fo:widows="0"/>
    </style:style>
    <style:style style:name="P2" style:family="paragraph" style:parent-style-name="Centered_20_Column_20_Heading">
      <style:paragraph-properties fo:orphans="0" fo:widows="0"/>
    </style:style>
    <style:style style:name="P3" style:family="paragraph" style:parent-style-name="Column_20_Heading">
      <style:paragraph-properties fo:orphans="0" fo:widows="0"/>
    </style:style>
    <style:style style:name="P4" style:family="paragraph" style:parent-style-name="Comments">
      <style:paragraph-properties fo:orphans="0" fo:widows="0"/>
    </style:style>
    <style:style style:name="P5" style:family="paragraph" style:parent-style-name="Comments_20__28_Not_20_Bold_29_">
      <style:paragraph-properties fo:orphans="0" fo:widows="0"/>
    </style:style>
    <style:style style:name="P6" style:family="paragraph" style:parent-style-name="Contact_20_Information">
      <style:paragraph-properties fo:orphans="0" fo:widows="0"/>
    </style:style>
    <style:style style:name="P7" style:family="paragraph" style:parent-style-name="Heading_20_1">
      <style:paragraph-properties fo:orphans="0" fo:widows="0"/>
    </style:style>
    <style:style style:name="P8" style:family="paragraph" style:parent-style-name="Right_20_Aligned">
      <style:paragraph-properties fo:orphans="0" fo:widows="0"/>
    </style:style>
    <style:style style:name="P9" style:family="paragraph" style:parent-style-name="Table_20_Text">
      <style:paragraph-properties fo:orphans="0" fo:widows="0"/>
    </style:style>
    <style:style style:name="P10" style:family="paragraph" style:parent-style-name="Slogan">
      <style:paragraph-properties fo:orphans="0" fo:widows="0"/>
      <style:text-properties fo:font-variant="normal" fo:text-transform="none" fo:font-size="9pt" fo:letter-spacing="0.007cm" fo:font-style="italic" fo:font-weight="normal" officeooo:rsid="001596ea" officeooo:paragraph-rsid="001596ea" style:font-name-asian="Times New Roman" style:font-size-asian="9pt" style:language-asian="ja" style:country-asian="JP" style:font-style-asian="italic" style:font-weight-asian="normal" style:font-name-complex="Times New Roman" style:font-size-complex="8pt"/>
    </style:style>
    <style:style style:name="P11" style:family="paragraph" style:parent-style-name="Company_20_Name">
      <style:paragraph-properties fo:orphans="0" fo:widows="0"/>
      <style:text-properties officeooo:rsid="001596ea" officeooo:paragraph-rsid="001596ea" style:language-asian="ja" style:country-asian="JP"/>
    </style:style>
    <style:style style:name="T1" style:family="text">
      <style:text-properties officeooo:rsid="001596ea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1"><text:text-input text:description="fieldCompanyName">Company Name</text:text-input></text:p>
            <text:p text:style-name="P10"><text:text-input text:description="fieldCompanySlogan">Company Slogan</text:text-input></text:p>
            <text:p text:style-name="P6">[Company Address]</text:p>
            <text:p text:style-name="P6">Phone [Phone Number]</text:p>
            <text:p text:style-name="P6">Fax [Fax Number]</text:p>
          </table:table-cell>
          <table:table-cell table:style-name="Table1.A1" office:value-type="string">
            <text:h text:style-name="P7" text:outline-level="1">INVOICE</text:h>
          </table:table-cell>
        </table:table-row>
        <table:table-row table:style-name="Table1.1">
          <table:covered-table-cell/>
          <table:table-cell table:style-name="Table1.B2" office:value-type="string">
            <text:p text:style-name="P8">Invoice #[100]</text:p>
            <text:p text:style-name="P8">Date: [<field:fieldmark-start text:name="__Fieldmark__1605_1131146682" field:type="vnd.oasis.opendocument.field.FORMDATE"><field:param field:name="DateField_DateFormat" field:value="M/d/yyyy"/><field:param field:name="DateField_DateFormat_Language" field:value="en-US"/></field:fieldmark-start>Pick the date]<field:fieldmark-end/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To:</text:p>
            <text:p text:style-name="P6">[Name]</text:p>
            <text:p text:style-name="P6">[Company Name]</text:p>
            <text:p text:style-name="P6">[Street Address]</text:p>
            <text:p text:style-name="P6">[City, ST ZIP Code]</text:p>
            <text:p text:style-name="P6">[Phone Number]</text:p>
          </table:table-cell>
          <table:table-cell table:style-name="Table2.A1" office:value-type="string">
            <text:p text:style-name="P3">Ship To:</text:p>
            <text:p text:style-name="P6">[Name]</text:p>
            <text:p text:style-name="P6">[Company Name]</text:p>
            <text:p text:style-name="P6">[Street Address]</text:p>
            <text:p text:style-name="P6">[City, ST ZIP Code]</text:p>
            <text:p text:style-name="P6">[Phone Number]</text:p>
          </table:table-cell>
        </table:table-row>
        <table:table-row table:style-name="Table2.2">
          <table:table-cell table:style-name="Table2.A1" table:number-columns-spanned="2" office:value-type="string">
            <text:p text:style-name="P4">Comments or special instructions:</text:p>
            <text:p text:style-name="P5">[Your comments]</text:p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">SALESPERSON</text:p>
          </table:table-cell>
          <table:table-cell table:style-name="Table3.A1" office:value-type="string">
            <text:p text:style-name="P2">P.O. NUMBER</text:p>
          </table:table-cell>
          <table:table-cell table:style-name="Table3.C1" office:value-type="string">
            <text:p text:style-name="P2">REQUISITIONER</text:p>
          </table:table-cell>
          <table:table-cell table:style-name="Table3.D1" office:value-type="string">
            <text:p text:style-name="P2">SHIPPED VIA</text:p>
          </table:table-cell>
          <table:table-cell table:style-name="Table3.E1" office:value-type="string">
            <text:p text:style-name="P2">F.O.B. POINT</text:p>
          </table:table-cell>
          <table:table-cell table:style-name="Table3.F1" office:value-type="string">
            <text:p text:style-name="P2">TERMS</text:p>
          </table:table-cell>
        </table:table-row>
        <table:table-row table:style-name="Table3.1"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9"/>
          </table:table-cell>
          <table:table-cell table:style-name="Table3.D2" office:value-type="string">
            <text:p text:style-name="P9"/>
          </table:table-cell>
          <table:table-cell table:style-name="Table3.E2" office:value-type="string">
            <text:p text:style-name="P9"/>
          </table:table-cell>
          <table:table-cell table:style-name="Table3.F2" office:value-type="string">
            <text:p text:style-name="P9">Due on receipt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">QUANTITY</text:p>
          </table:table-cell>
          <table:table-cell table:style-name="Table4.A1" table:number-columns-spanned="2" office:value-type="string">
            <text:p text:style-name="P2">DESCRIPTION</text:p>
          </table:table-cell>
          <table:covered-table-cell/>
          <table:table-cell table:style-name="Table4.A1" office:value-type="string">
            <text:p text:style-name="P2">UNIT PRICE</text:p>
          </table:table-cell>
          <table:table-cell table:style-name="Table4.A1" office:value-type="string">
            <text:p text:style-name="P2">TOTAL</text:p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/>
          </table:table-cell>
          <table:covered-table-cell/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15" table:number-rows-spanned="4" table:number-columns-spanned="2" office:value-type="string">
            <text:p text:style-name="P9"/>
          </table:table-cell>
          <table:covered-table-cell/>
          <table:table-cell table:style-name="Table4.C12" table:number-columns-spanned="2" office:value-type="string">
            <text:p text:style-name="P8">SUBTOTAL</text:p>
          </table:table-cell>
          <table:covered-table-cell/>
          <table:table-cell table:style-name="Table4.B2" office:value-type="string">
            <text:p text:style-name="P1"/>
          </table:table-cell>
        </table:table-row>
        <table:table-row table:style-name="Table4.1">
          <table:covered-table-cell/>
          <table:covered-table-cell/>
          <table:table-cell table:style-name="Table4.C13" table:number-columns-spanned="2" office:value-type="string">
            <text:p text:style-name="P8">SALES TAX</text:p>
          </table:table-cell>
          <table:covered-table-cell/>
          <table:table-cell table:style-name="Table4.B2" office:value-type="string">
            <text:p text:style-name="P1"/>
          </table:table-cell>
        </table:table-row>
        <table:table-row table:style-name="Table4.1">
          <table:covered-table-cell/>
          <table:covered-table-cell/>
          <table:table-cell table:style-name="Table4.C13" table:number-columns-spanned="2" office:value-type="string">
            <text:p text:style-name="P8">SHIPPING &amp; HANDLING</text:p>
          </table:table-cell>
          <table:covered-table-cell/>
          <table:table-cell table:style-name="Table4.E14" office:value-type="string">
            <text:p text:style-name="P1"/>
          </table:table-cell>
        </table:table-row>
        <table:table-row table:style-name="Table4.1">
          <table:covered-table-cell/>
          <table:covered-table-cell/>
          <table:table-cell table:style-name="Table4.C13" table:number-columns-spanned="2" office:value-type="string">
            <text:p text:style-name="P8">TOTAL due</text:p>
          </table:table-cell>
          <table:covered-table-cell/>
          <table:table-cell table:style-name="Table4.B2" office:value-type="string">
            <text:p text:style-name="P1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Make all checks payable to [Company Name].</text:p>
            <text:p text:style-name="P9">If you have any questions concerning this invoice, contact: [Your Name] at [Phone Number] or [E-mail Address].</text:p>
          </table:table-cell>
        </table:table-row>
        <table:table-row table:style-name="Table5.2">
          <table:table-cell table:style-name="Table5.A2" office:value-type="string">
            <text:p text:style-name="P2">Thank you for your business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JP" svg:font-family="'Noto Sans CJK JP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10%" fo:text-align="end" style:justify-single-word="false"/>
      <style:text-properties fo:color="#7f7f7f" loext:opacity="100%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47cm" fo:margin-bottom="0cm" loext:contextual-spacing="false" fo:line-height="110%"/>
      <style:text-properties style:font-name="Calibri" fo:font-family="Calibri" style:font-family-generic="roman" style:font-pitch="variable" fo:letter-spacing="0.007cm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110%"/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Centered_20_Column_20_Heading" style:display-name="Centered Column Heading" style:family="paragraph" style:parent-style-name="Standard" style:default-outline-level="">
      <style:paragraph-properties fo:line-height="110%" fo:text-align="center" style:justify-single-word="false"/>
      <style:text-properties fo:text-transform="uppercase" fo:font-size="8pt" fo:letter-spacing="0.007cm" fo:font-weight="bold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Right_20_Aligned" style:display-name="Right Aligned" style:family="paragraph" style:parent-style-name="Standard" style:default-outline-level="">
      <style:paragraph-properties fo:line-height="110%" fo:text-align="end" style:justify-single-word="false"/>
      <style:text-properties fo:text-transform="uppercase" fo:font-size="8pt" fo:letter-spacing="0.007cm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Comments" style:family="paragraph" style:parent-style-name="Heading_20_3" style:default-outline-level=""/>
    <style:style style:name="Slogan" style:family="paragraph" style:parent-style-name="Heading_20_3" style:default-outline-level="">
      <style:paragraph-properties fo:margin-top="0cm" fo:margin-bottom="0.423cm" loext:contextual-spacing="false"/>
      <style:text-properties fo:font-variant="normal" fo:text-transform="none" fo:font-style="italic" fo:font-weight="normal" style:font-style-asian="italic" style:font-weight-asian="normal"/>
    </style:style>
    <style:style style:name="Contact_20_Information" style:display-name="Contact Information" style:family="paragraph" style:parent-style-name="Standard" style:default-outline-level="">
      <style:text-properties fo:font-size="9pt" style:font-size-asian="9pt"/>
    </style:style>
    <style:style style:name="Amount" style:family="paragraph" style:parent-style-name="Standard" style:default-outline-level="">
      <style:paragraph-properties fo:line-height="110%" fo:text-align="end" style:justify-single-word="false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Table_20_Text" style:display-name="Table Text" style:family="paragraph" style:parent-style-name="Standard" style:default-outline-level="">
      <style:paragraph-properties fo:line-height="110%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Company_20_Name" style:display-name="Company Name" style:family="paragraph" style:parent-style-name="Heading_20_2" style:default-outline-level=""/>
    <style:style style:name="Column_20_Heading" style:display-name="Column Heading" style:family="paragraph" style:parent-style-name="Heading_20_3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s_20__28_Not_20_Bold_29_" style:display-name="Comments (Not Bold)" style:family="paragraph" style:parent-style-name="Comments" style:default-outline-level="">
      <style:text-properties fo:font-weight="normal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7f7f7f" loext:opacity="100%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style:font-name="Calibri" fo:font-family="Calibri" style:font-family-generic="roman" style:font-pitch="variable" fo:font-size="12pt" fo:letter-spacing="0.007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95cm" fo:margin-left="1.27cm" fo:margin-right="1.2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title>Sales invoice</dc:title>
    <meta:editing-cycles>3</meta:editing-cycles>
    <meta:print-date>2006-08-01T17:47:00</meta:print-date>
    <meta:creation-date>2020-08-01T10:04:24.697000000</meta:creation-date>
    <dc:date>2020-08-01T15:42:07.485000000</dc:date>
    <meta:editing-duration>PT24M12S</meta:editing-duration>
    <meta:generator>LibreOffice/7.0.0.3$Windows_X86_64 LibreOffice_project/8061b3e9204bef6b321a21033174034a5e2ea88e</meta:generator>
    <meta:document-statistic meta:table-count="5" meta:image-count="0" meta:object-count="0" meta:page-count="1" meta:paragraph-count="40" meta:word-count="112" meta:character-count="661" meta:non-whitespace-character-count="597"/>
    <meta:user-defined meta:name="APTrustLevel" meta:value-type="float">1</meta:user-defined>
    <meta:user-defined meta:name="AppVersion">12.0000</meta:user-defined>
    <meta:user-defined meta:name="Applications">95;#zwd120;#448;#zwd140;#79;#tpl120</meta:user-defined>
    <meta:user-defined meta:name="ContentTypeId">0x0101006EDDDB5EE6D98C44930B742096920B300400F5B6D36B3EF94B4E9A635CDF2A18F5B8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string">0</meta:user-defined>
    <meta:user-defined meta:name="ImageGenStatus" meta:value-type="string">0</meta:user-defined>
    <meta:user-defined meta:name="LinksUpToDate" meta:value-type="boolean">false</meta:user-defined>
    <meta:user-defined meta:name="PolicheckCounter" meta:value-type="string">0</meta:user-defined>
    <meta:user-defined meta:name="PolicheckStatus" meta:value-type="string">0</meta:user-defined>
    <meta:user-defined meta:name="ScaleCrop" meta:value-type="boolean">false</meta:user-defined>
    <meta:user-defined meta:name="ShareDoc" meta:value-type="boolean">false</meta:user-defined>
    <meta:user-defined meta:name="ViolationReportStatus" meta:value-type="string">None</meta:user-defined>
    <meta:template xlink:type="simple" xlink:actuate="onRequest" xlink:title="Invoice1_TP10072676.dotx" xlink:href=""/>
  </office:meta>
</office:document-meta>
</file>